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5d1" officeooo:paragraph-rsid="0004c5d1"/>
    </style:style>
    <style:style style:name="P2" style:family="paragraph" style:parent-style-name="Standard">
      <style:text-properties officeooo:rsid="0004c5d1" officeooo:paragraph-rsid="000ee8f5"/>
    </style:style>
    <style:style style:name="P3" style:family="paragraph" style:parent-style-name="Standard">
      <style:text-properties officeooo:rsid="00069304" officeooo:paragraph-rsid="00069304"/>
    </style:style>
    <style:style style:name="P4" style:family="paragraph" style:parent-style-name="Standard">
      <style:text-properties officeooo:rsid="0009af07" officeooo:paragraph-rsid="0009af07"/>
    </style:style>
    <style:style style:name="P5" style:family="paragraph" style:parent-style-name="Standard">
      <style:text-properties officeooo:rsid="000b424c" officeooo:paragraph-rsid="000b424c"/>
    </style:style>
    <style:style style:name="P6" style:family="paragraph" style:parent-style-name="Standard">
      <style:text-properties officeooo:rsid="000d3d29" officeooo:paragraph-rsid="000d3d29"/>
    </style:style>
    <style:style style:name="P7" style:family="paragraph" style:parent-style-name="Standard">
      <style:text-properties officeooo:rsid="00209e66" officeooo:paragraph-rsid="00209e66"/>
    </style:style>
    <style:style style:name="P8" style:family="paragraph" style:parent-style-name="Standard">
      <style:text-properties officeooo:rsid="0004c5d1" officeooo:paragraph-rsid="0004c5d1"/>
    </style:style>
    <style:style style:name="P9" style:family="paragraph" style:parent-style-name="Standard">
      <style:text-properties officeooo:rsid="00209e66" officeooo:paragraph-rsid="00209e66"/>
    </style:style>
    <style:style style:name="P10" style:family="paragraph" style:parent-style-name="Standard">
      <style:text-properties officeooo:rsid="0022d0b8" officeooo:paragraph-rsid="0022d0b8"/>
    </style:style>
    <style:style style:name="T1" style:family="text">
      <style:text-properties officeooo:rsid="0009af07"/>
    </style:style>
    <style:style style:name="T2" style:family="text">
      <style:text-properties officeooo:rsid="000d3d29"/>
    </style:style>
    <style:style style:name="T3" style:family="text">
      <style:text-properties officeooo:rsid="000ee8f5"/>
    </style:style>
    <style:style style:name="T4" style:family="text">
      <style:text-properties officeooo:rsid="001180d4"/>
    </style:style>
    <style:style style:name="T5" style:family="text">
      <style:text-properties officeooo:rsid="00134d1e"/>
    </style:style>
    <style:style style:name="T6" style:family="text">
      <style:text-properties officeooo:rsid="00159985"/>
    </style:style>
    <style:style style:name="T7" style:family="text">
      <style:text-properties officeooo:rsid="00172a7f"/>
    </style:style>
    <style:style style:name="T8" style:family="text">
      <style:text-properties officeooo:rsid="001fecea"/>
    </style:style>
    <style:style style:name="T9" style:family="text">
      <style:text-properties officeooo:rsid="00209e66"/>
    </style:style>
    <style:style style:name="T10" style:family="text">
      <style:text-properties officeooo:rsid="0022d0b8"/>
    </style:style>
    <style:style style:name="T11" style:family="text">
      <style:text-properties officeooo:rsid="0024463a"/>
    </style:style>
    <style:style style:name="T12" style:family="text">
      <style:text-properties officeooo:rsid="0025fa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1"/>
      <text:p text:style-name="P4">Overview:</text:p>
      <text:p text:style-name="P4">- <text:span text:style-name="T5">Add volume constraints – done</text:span></text:p>
      <text:p text:style-name="P4">- <text:span text:style-name="T7">Change to A_v in AMPL (done) and JavaProgram (done)</text:span></text:p>
      <text:p text:style-name="P4">- <text:span text:style-name="T7">Add indicies section before Sets in Report done</text:span></text:p>
      <text:p text:style-name="P1">- <text:span text:style-name="T1">Make program</text:span></text:p>
      <text:p text:style-name="P1">- <text:span text:style-name="T4">Test extreme cases</text:span></text:p>
      <text:p text:style-name="P1">- <text:span text:style-name="T4">Make random solution generator, keep best.</text:span></text:p>
      <text:p text:style-name="P1">- <text:span text:style-name="T1">Make random instance generator, And see when</text:span></text:p>
      <text:p text:style-name="P1">- <text:span text:style-name="T4">Make a good starting feasible solution algorithm, possibly add one order to each vehicle. But it might be a problem to add so many vehicles.</text:span></text:p>
      <text:p text:style-name="P1">- <text:span text:style-name="T4">Operators</text:span></text:p>
      <text:p text:style-name="P1">- <text:span text:style-name="T1">Draw examples and explain model</text:span></text:p>
      <text:p text:style-name="P1">- <text:span text:style-name="T12">Make reader for 4flow data.</text:span></text:p>
      <text:p text:style-name="P1">- <text:span text:style-name="T1">Try to add volume to problem if easy – done</text:span></text:p>
      <text:p text:style-name="P1">- <text:span text:style-name="T1">When finished add start and ending position to model for 4-flow</text:span></text:p>
      <text:p text:style-name="P1">- <text:span text:style-name="T11">Write Ahmad when u will be in Bergen in Juli</text:span></text:p>
      <text:p text:style-name="P1"/>
      <text:p text:style-name="P4">Program:</text:p>
      <text:p text:style-name="P2">- finish method to read data from data file <text:span text:style-name="T3">by reading - done</text:span></text:p>
      <text:p text:style-name="P1">- Finish objective function calculation: - <text:span text:style-name="T6">done</text:span></text:p>
      <text:p text:style-name="P1">- <text:span text:style-name="T8">Make one efficient feasibility check to replace subfunctions – done</text:span></text:p>
      <text:p text:style-name="P1">- <text:span text:style-name="T9">Random heuristic – done, finding optimal solution (equal to ampl) for simple.dat</text:span></text:p>
      <text:p text:style-name="P1">- <text:span text:style-name="T9">Make ALNS according to slides from 379, paper has explanation on probability adaptation</text:span></text:p>
      <text:p text:style-name="P1">- <text:span text:style-name="T9">Make 5 operators</text:span></text:p>
      <text:p text:style-name="P7">1. Reinsertion operator, one, several, amount variable</text:p>
      <text:p text:style-name="P7">2. Read paper<text:span text:style-name="T10">s</text:span> for further possible operators</text:p>
      <text:p text:style-name="P10">3. </text:p>
      <text:p text:style-name="P1"/>
      <text:p text:style-name="P3"><text:s/></text:p>
      <text:p text:style-name="P4">Random instance generator:</text:p>
      <text:p text:style-name="P4">Create a program to generate random instances</text:p>
      <text:p text:style-name="P4">- Define the size of the instance</text:p>
      <text:p text:style-name="P4">1. Amount of vehicles</text:p>
      <text:p text:style-name="P4">2. Amount of orders</text:p>
      <text:p text:style-name="P4">3. Amount of factories</text:p>
      <text:p text:style-name="P4">4. Amount of unique stopping positions (factories + suppliers)</text:p>
      <text:p text:style-name="P5">5. Cost matrix dimensions</text:p>
      <text:p text:style-name="P5">- Based on input, generate random data:</text:p>
      <text:p text:style-name="P5">1. Generate random factories</text:p>
      <text:p text:style-name="P5">2. Generate random stop locations</text:p>
      <text:p text:style-name="P5">3. Generate Vehicle node sets</text:p>
      <text:p text:style-name="P5">4. Generate Vehicle pickup-nodes</text:p>
      <text:p text:style-name="P5">5. Generate Vehicle Time Window sets</text:p>
      <text:p text:style-name="P5">6. <text:span text:style-name="T2">Generate origin/destination nodes</text:span></text:p>
      <text:p text:style-name="P6">7. </text:p>
      <text:p text:style-name="P4"/>
      <text:p text:style-name="P4">Example based on real instances</text:p>
      <text:p text:style-name="P4">- Make a map of germany and draw a small example based on the real data</text:p>
      <text:p text:style-name="P4">- Explain costrants with map/drawings:</text:p>
      <text:p text:style-name="P4">1. Explain travel constraints</text:p>
      <text:p text:style-name="P4"><text:soft-page-break/>2. Explain weight constraints</text:p>
      <text:p text:style-name="P4">3. Explain factory stop constraints</text:p>
      <text:p text:style-name="P4">4. Explain </text:p>
      <text:p text:style-name="P4">2. Explain constraints</text:p>
      <text:p text:style-name="P4">2. Present optimal solution of example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57:41.494590974</meta:creation-date>
    <dc:date>2019-04-12T14:08:22.825437090</dc:date>
    <meta:editing-duration>PT18H20M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326" meta:character-count="1916" meta:non-whitespace-character-count="1633"/>
  </office:meta>
</office:document-meta>
</file>